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.resolveMacroDefinition( ObjectModel objectModel , ExecutionContext execution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all.setDefinition( Define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.Call( Define definition , StartElement star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ll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Call.Call( ParsingContext parsingContext , StartElement raw , Attributes attr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ll.addParameterInstance( AttributeEvent attribute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l.endNotif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all.setBody( Even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